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paragraph-rsid="000ac7a2"/>
    </style:style>
    <style:style style:name="P2" style:family="paragraph" style:parent-style-name="Standard" style:list-style-name="L1">
      <loext:graphic-properties draw:fill="solid" draw:fill-color="#ffffff"/>
      <style:paragraph-properties fo:margin-top="0cm" fo:margin-bottom="0.042cm" loext:contextual-spacing="false" fo:line-height="100%" fo:background-color="#ffffff"/>
      <style:text-properties officeooo:paragraph-rsid="000460b1"/>
    </style:style>
    <style:style style:name="P3" style:family="paragraph" style:parent-style-name="Standard" style:list-style-name="L1">
      <loext:graphic-properties draw:fill="solid" draw:fill-color="#ffffff"/>
      <style:paragraph-properties fo:margin-top="0cm" fo:margin-bottom="0.042cm" loext:contextual-spacing="false" fo:line-height="100%" fo:background-color="#ffffff"/>
      <style:text-properties style:font-name="Liberation Serif" fo:font-size="12pt" style:font-size-asian="12pt" style:font-size-complex="12pt"/>
    </style:style>
    <style:style style:name="P4" style:family="paragraph" style:parent-style-name="Standard" style:list-style-name="L1">
      <loext:graphic-properties draw:fill="solid" draw:fill-color="#ffffff"/>
      <style:paragraph-properties fo:margin-top="0cm" fo:margin-bottom="0.042cm" loext:contextual-spacing="false" fo:line-height="100%" fo:background-color="#ffffff"/>
      <style:text-properties style:font-name="Liberation Serif" fo:font-size="12pt" officeooo:paragraph-rsid="0007a7fd" style:font-size-asian="12pt" style:font-size-complex="12pt"/>
    </style:style>
    <style:style style:name="P5" style:family="paragraph" style:parent-style-name="Standard" style:list-style-name="L1">
      <loext:graphic-properties draw:fill="solid" draw:fill-color="#ffffff"/>
      <style:paragraph-properties fo:margin-top="0cm" fo:margin-bottom="0.042cm" loext:contextual-spacing="false" fo:line-height="100%" fo:background-color="#ffffff"/>
      <style:text-properties style:font-name="Liberation Serif" fo:font-size="12pt" officeooo:paragraph-rsid="000460b1" style:font-size-asian="12pt" style:font-size-complex="12pt"/>
    </style:style>
    <style:style style:name="P6" style:family="paragraph" style:parent-style-name="Standard" style:master-page-name="Standard">
      <style:paragraph-properties style:page-number="auto"/>
      <style:text-properties officeooo:paragraph-rsid="000ac7a2"/>
    </style:style>
    <style:style style:name="T1" style:family="text">
      <style:text-properties style:font-name="Bookman Old Style" fo:language="en" fo:country="US"/>
    </style:style>
    <style:style style:name="T2" style:family="text">
      <style:text-properties style:font-name="Bookman Old Style" fo:language="en" fo:country="US" fo:background-color="#ffffff" loext:char-shading-value="0" style:font-name-complex="Arial"/>
    </style:style>
    <style:style style:name="T3" style:family="text">
      <style:text-properties style:font-name="Bookman Old Style" fo:language="en" fo:country="US" fo:background-color="#ffffff" loext:char-shading-value="0" style:font-name-complex="Arial" style:font-weight-complex="bold"/>
    </style:style>
    <style:style style:name="T4" style:family="text">
      <style:text-properties style:font-name="Bookman Old Style" fo:language="en" fo:country="US" officeooo:rsid="0001e348" fo:background-color="#ffffff" loext:char-shading-value="0" style:font-name-complex="Arial"/>
    </style:style>
    <style:style style:name="T5" style:family="text">
      <style:text-properties style:font-name="Bookman Old Style" fo:language="en" fo:country="US" officeooo:rsid="0003eecd" fo:background-color="#ffffff" loext:char-shading-value="0" style:font-name-complex="Arial"/>
    </style:style>
    <style:style style:name="T6" style:family="text">
      <style:text-properties style:font-name="Bookman Old Style" fo:language="en" fo:country="US" officeooo:rsid="000460b1" fo:background-color="#ffffff" loext:char-shading-value="0" style:font-name-complex="Arial"/>
    </style:style>
    <style:style style:name="T7" style:family="text">
      <style:text-properties style:font-name="Bookman Old Style" fo:language="en" fo:country="US" style:font-name-asian="Times New Roman" style:language-asian="it" style:country-asian="IT" style:font-name-complex="Arial"/>
    </style:style>
    <style:style style:name="T8" style:family="text">
      <style:text-properties style:font-name="Bookman Old Style" fo:language="en" fo:country="US" style:font-name-asian="Times New Roman" style:language-asian="it" style:country-asian="IT" style:font-name-complex="Arial" style:font-weight-complex="bold"/>
    </style:style>
    <style:style style:name="T9" style:family="text">
      <style:text-properties style:font-name="Bookman Old Style" fo:language="en" fo:country="US" officeooo:rsid="0001e348" style:font-name-asian="Times New Roman" style:language-asian="it" style:country-asian="IT" style:font-name-complex="Arial"/>
    </style:style>
    <style:style style:name="T10" style:family="text">
      <style:text-properties style:font-name="Bookman Old Style" fo:language="en" fo:country="US" officeooo:rsid="0005df72" style:font-name-asian="Times New Roman" style:language-asian="it" style:country-asian="IT" style:font-name-complex="Arial"/>
    </style:style>
    <style:style style:name="T11" style:family="text">
      <style:text-properties style:font-name="Bookman Old Style" fo:language="en" fo:country="US" officeooo:rsid="0007a7fd" style:font-name-asian="Times New Roman" style:language-asian="it" style:country-asian="IT" style:font-name-complex="Arial"/>
    </style:style>
    <style:style style:name="T12" style:family="text">
      <style:text-properties style:font-name="Bookman Old Style" fo:language="en" fo:country="US" officeooo:rsid="0008ec67" style:font-name-asian="Times New Roman" style:language-asian="it" style:country-asian="IT" style:font-name-complex="Arial"/>
    </style:style>
    <style:style style:name="T13" style:family="text">
      <style:text-properties style:font-name="Bookman Old Style" fo:language="en" fo:country="US" fo:background-color="#f8f9fa" loext:char-shading-value="0" style:font-name-asian="Times New Roman" style:language-asian="it" style:country-asian="IT" style:font-name-complex="Courier New1" loext:padding="0.035cm" loext:border="0.74pt solid #eaecf0"/>
    </style:style>
    <style:style style:name="T14" style:family="text">
      <style:text-properties style:font-name="Bookman Old Style" fo:language="en" fo:country="US" officeooo:rsid="0003eecd"/>
    </style:style>
    <style:style style:name="T15" style:family="text">
      <style:text-properties style:font-name="Bookman Old Style" fo:language="en" fo:country="US" officeooo:rsid="000460b1"/>
    </style:style>
    <style:style style:name="T16" style:family="text">
      <style:text-properties style:font-name="Bookman Old Style" fo:language="en" fo:country="US" fo:font-weight="bold" style:font-name-asian="Times New Roman" style:language-asian="it" style:country-asian="IT" style:font-weight-asian="bold" style:font-name-complex="Arial" style:font-weight-complex="bold"/>
    </style:style>
    <style:style style:name="T17" style:family="text">
      <style:text-properties style:font-name="Bookman Old Style" fo:background-color="#ffffff" loext:char-shading-value="0" style:font-name-complex="Arial"/>
    </style:style>
    <style:style style:name="T18" style:family="text">
      <style:text-properties style:use-window-font-color="true" style:font-name="Bookman Old Style" fo:language="en" fo:country="US" style:text-underline-style="none" fo:background-color="#ffffff" loext:char-shading-value="0" style:font-name-complex="Arial"/>
    </style:style>
    <style:style style:name="T19" style:family="text">
      <style:text-properties style:use-window-font-color="true" style:font-name="Bookman Old Style" style:text-underline-style="none" fo:background-color="#ffffff" loext:char-shading-value="0" style:font-name-complex="Arial"/>
    </style:style>
    <style:style style:name="T20" style:family="text">
      <style:text-properties style:use-window-font-color="true" fo:language="en" fo:country="US" style:text-underline-style="none" fo:background-color="#ffffff" loext:char-shading-value="0" style:font-name-complex="Arial"/>
    </style:style>
    <style:style style:name="T21" style:family="text">
      <style:text-properties style:use-window-font-color="true" style:text-underline-style="none" fo:background-color="#ffffff" loext:char-shading-value="0" style:font-name-complex="Arial"/>
    </style:style>
    <style:style style:name="T22" style:family="text">
      <style:text-properties style:use-window-font-color="true" style:font-name="Liberation Serif" fo:language="en" fo:country="US" style:text-underline-style="none" fo:background-color="#ffffff" loext:char-shading-value="0" style:font-name-complex="Arial"/>
    </style:style>
    <style:style style:name="T23" style:family="text">
      <style:text-properties style:use-window-font-color="true" style:font-name="Liberation Serif" style:text-underline-style="none" fo:background-color="#ffffff" loext:char-shading-value="0" style:font-name-complex="Arial"/>
    </style:style>
    <style:style style:name="T24" style:family="text">
      <style:text-properties style:use-window-font-color="true" style:font-name="Liberation Serif" fo:font-size="12pt" fo:language="en" fo:country="US" style:text-underline-style="none" fo:background-color="#ffffff" loext:char-shading-value="0" style:font-size-asian="12pt" style:font-name-complex="Arial" style:font-size-complex="12pt"/>
    </style:style>
    <style:style style:name="T25" style:family="text">
      <style:text-properties style:use-window-font-color="true" style:font-name="Liberation Serif" fo:font-size="12pt" style:text-underline-style="none" fo:background-color="#ffffff" loext:char-shading-value="0" style:font-size-asian="12pt" style:font-name-complex="Arial" style:font-size-complex="12pt"/>
    </style:style>
    <style:style style:name="T26" style:family="text">
      <style:text-properties style:text-position="super 58%" style:font-name="Bookman Old Style" fo:language="en" fo:country="US" style:font-name-asian="Times New Roman" style:language-asian="it" style:country-asian="IT" style:font-name-complex="Arial"/>
    </style:style>
    <style:style style:name="T27" style:family="text">
      <style:text-properties style:text-position="0% 100%" style:font-name="Bookman Old Style" fo:language="en" fo:country="US" style:font-name-asian="Times New Roman" style:language-asian="it" style:country-asian="IT" style:font-name-complex="Arial"/>
    </style:style>
    <style:style style:name="T28" style:family="text">
      <style:text-properties style:text-position="0% 100%" fo:language="en" fo:country="US" style:font-name-asian="Times New Roman" style:language-asian="it" style:country-asian="IT" style:font-name-complex="Arial"/>
    </style:style>
    <style:style style:name="T29" style:family="text">
      <style:text-properties style:text-position="0% 100%" style:font-name="Liberation Serif" fo:language="en" fo:country="US" style:font-name-asian="Times New Roman" style:language-asian="it" style:country-asian="IT" style:font-name-complex="Arial"/>
    </style:style>
    <style:style style:name="T30" style:family="text">
      <style:text-properties style:text-position="0% 100%" style:font-name="Liberation Serif" fo:font-size="12pt" fo:language="en" fo:country="US" style:font-name-asian="Times New Roman" style:font-size-asian="12pt" style:language-asian="it" style:country-asian="IT" style:font-name-complex="Arial" style:font-size-complex="12pt"/>
    </style:style>
    <style:style style:name="T31" style:family="text">
      <style:text-properties fo:language="en" fo:country="US"/>
    </style:style>
    <style:style style:name="T32" style:family="text">
      <style:text-properties fo:language="en" fo:country="US" fo:background-color="#ffffff" loext:char-shading-value="0" style:font-name-complex="Arial"/>
    </style:style>
    <style:style style:name="T33" style:family="text">
      <style:text-properties fo:language="en" fo:country="US" officeooo:rsid="0001e348" fo:background-color="#ffffff" loext:char-shading-value="0" style:font-name-complex="Arial"/>
    </style:style>
    <style:style style:name="T34" style:family="text">
      <style:text-properties fo:language="en" fo:country="US" fo:background-color="#ffffff" loext:char-shading-value="0" style:font-name-complex="Arial" style:font-weight-complex="bold"/>
    </style:style>
    <style:style style:name="T35" style:family="text">
      <style:text-properties fo:language="en" fo:country="US" officeooo:rsid="0003eecd" fo:background-color="#ffffff" loext:char-shading-value="0" style:font-name-complex="Arial"/>
    </style:style>
    <style:style style:name="T36" style:family="text">
      <style:text-properties fo:language="en" fo:country="US" officeooo:rsid="000460b1" fo:background-color="#ffffff" loext:char-shading-value="0" style:font-name-complex="Arial"/>
    </style:style>
    <style:style style:name="T37" style:family="text">
      <style:text-properties fo:language="en" fo:country="US" style:font-name-asian="Times New Roman" style:language-asian="it" style:country-asian="IT" style:font-name-complex="Arial"/>
    </style:style>
    <style:style style:name="T38" style:family="text">
      <style:text-properties fo:language="en" fo:country="US" style:font-name-asian="Times New Roman" style:language-asian="it" style:country-asian="IT" style:font-name-complex="Arial" style:font-weight-complex="bold"/>
    </style:style>
    <style:style style:name="T39" style:family="text">
      <style:text-properties fo:language="en" fo:country="US" officeooo:rsid="0001e348" style:font-name-asian="Times New Roman" style:language-asian="it" style:country-asian="IT" style:font-name-complex="Arial"/>
    </style:style>
    <style:style style:name="T40" style:family="text">
      <style:text-properties fo:language="en" fo:country="US" officeooo:rsid="0007a7fd" style:font-name-asian="Times New Roman" style:language-asian="it" style:country-asian="IT" style:font-name-complex="Arial"/>
    </style:style>
    <style:style style:name="T41" style:family="text">
      <style:text-properties fo:language="en" fo:country="US" officeooo:rsid="0005df72" style:font-name-asian="Times New Roman" style:language-asian="it" style:country-asian="IT" style:font-name-complex="Arial"/>
    </style:style>
    <style:style style:name="T42" style:family="text">
      <style:text-properties fo:language="en" fo:country="US" officeooo:rsid="0008ec67" style:font-name-asian="Times New Roman" style:language-asian="it" style:country-asian="IT" style:font-name-complex="Arial"/>
    </style:style>
    <style:style style:name="T43" style:family="text">
      <style:text-properties fo:language="en" fo:country="US" officeooo:rsid="000460b1"/>
    </style:style>
    <style:style style:name="T44" style:family="text">
      <style:text-properties fo:language="en" fo:country="US" officeooo:rsid="0003eecd"/>
    </style:style>
    <style:style style:name="T45" style:family="text">
      <style:text-properties fo:language="en" fo:country="US" fo:font-weight="bold" style:font-name-asian="Times New Roman" style:language-asian="it" style:country-asian="IT" style:font-weight-asian="bold" style:font-name-complex="Arial" style:font-weight-complex="bold"/>
    </style:style>
    <style:style style:name="T46" style:family="text">
      <style:text-properties fo:background-color="#ffffff" loext:char-shading-value="0" style:font-name-complex="Arial"/>
    </style:style>
    <style:style style:name="T47" style:family="text">
      <style:text-properties style:font-name="Liberation Serif" fo:language="en" fo:country="US"/>
    </style:style>
    <style:style style:name="T48" style:family="text">
      <style:text-properties style:font-name="Liberation Serif" fo:language="en" fo:country="US" fo:background-color="#ffffff" loext:char-shading-value="0" style:font-name-complex="Arial"/>
    </style:style>
    <style:style style:name="T49" style:family="text">
      <style:text-properties style:font-name="Liberation Serif" fo:language="en" fo:country="US" officeooo:rsid="0001e348" fo:background-color="#ffffff" loext:char-shading-value="0" style:font-name-complex="Arial"/>
    </style:style>
    <style:style style:name="T50" style:family="text">
      <style:text-properties style:font-name="Liberation Serif" fo:language="en" fo:country="US" fo:background-color="#ffffff" loext:char-shading-value="0" style:font-name-complex="Arial" style:font-weight-complex="bold"/>
    </style:style>
    <style:style style:name="T51" style:family="text">
      <style:text-properties style:font-name="Liberation Serif" fo:language="en" fo:country="US" officeooo:rsid="0003eecd" fo:background-color="#ffffff" loext:char-shading-value="0" style:font-name-complex="Arial"/>
    </style:style>
    <style:style style:name="T52" style:family="text">
      <style:text-properties style:font-name="Liberation Serif" fo:language="en" fo:country="US" officeooo:rsid="000460b1" fo:background-color="#ffffff" loext:char-shading-value="0" style:font-name-complex="Arial"/>
    </style:style>
    <style:style style:name="T53" style:family="text">
      <style:text-properties style:font-name="Liberation Serif" fo:language="en" fo:country="US" style:font-name-asian="Times New Roman" style:language-asian="it" style:country-asian="IT" style:font-name-complex="Arial"/>
    </style:style>
    <style:style style:name="T54" style:family="text">
      <style:text-properties style:font-name="Liberation Serif" fo:language="en" fo:country="US" style:font-name-asian="Times New Roman" style:language-asian="it" style:country-asian="IT" style:font-name-complex="Arial" style:font-weight-complex="bold"/>
    </style:style>
    <style:style style:name="T55" style:family="text">
      <style:text-properties style:font-name="Liberation Serif" fo:language="en" fo:country="US" officeooo:rsid="0001e348" style:font-name-asian="Times New Roman" style:language-asian="it" style:country-asian="IT" style:font-name-complex="Arial"/>
    </style:style>
    <style:style style:name="T56" style:family="text">
      <style:text-properties style:font-name="Liberation Serif" fo:language="en" fo:country="US" officeooo:rsid="0007a7fd" style:font-name-asian="Times New Roman" style:language-asian="it" style:country-asian="IT" style:font-name-complex="Arial"/>
    </style:style>
    <style:style style:name="T57" style:family="text">
      <style:text-properties style:font-name="Liberation Serif" fo:language="en" fo:country="US" officeooo:rsid="000460b1"/>
    </style:style>
    <style:style style:name="T58" style:family="text">
      <style:text-properties style:font-name="Liberation Serif" fo:language="en" fo:country="US" officeooo:rsid="0003eecd"/>
    </style:style>
    <style:style style:name="T59" style:family="text">
      <style:text-properties style:font-name="Liberation Serif" fo:language="en" fo:country="US" fo:font-weight="bold" style:font-name-asian="Times New Roman" style:language-asian="it" style:country-asian="IT" style:font-weight-asian="bold" style:font-name-complex="Arial" style:font-weight-complex="bold"/>
    </style:style>
    <style:style style:name="T60" style:family="text">
      <style:text-properties style:font-name="Liberation Serif" fo:background-color="#ffffff" loext:char-shading-value="0" style:font-name-complex="Arial"/>
    </style:style>
    <style:style style:name="T61" style:family="text">
      <style:text-properties style:font-name="Liberation Serif" fo:font-size="12pt" fo:language="en" fo:country="US" style:font-size-asian="12pt" style:font-size-complex="12pt"/>
    </style:style>
    <style:style style:name="T62" style:family="text">
      <style:text-properties style:font-name="Liberation Serif" fo:font-size="12pt" fo:language="en" fo:country="US" officeooo:rsid="000460b1" style:font-size-asian="12pt" style:font-size-complex="12pt"/>
    </style:style>
    <style:style style:name="T63" style:family="text">
      <style:text-properties style:font-name="Liberation Serif" fo:font-size="12pt" fo:language="en" fo:country="US" officeooo:rsid="0003eecd" style:font-size-asian="12pt" style:font-size-complex="12pt"/>
    </style:style>
    <style:style style:name="T64" style:family="text">
      <style:text-properties style:font-name="Liberation Serif" fo:font-size="12pt" fo:language="en" fo:country="US" fo:background-color="#ffffff" loext:char-shading-value="0" style:font-size-asian="12pt" style:font-name-complex="Arial" style:font-size-complex="12pt"/>
    </style:style>
    <style:style style:name="T65" style:family="text">
      <style:text-properties style:font-name="Liberation Serif" fo:font-size="12pt" fo:language="en" fo:country="US" officeooo:rsid="0001e348" fo:background-color="#ffffff" loext:char-shading-value="0" style:font-size-asian="12pt" style:font-name-complex="Arial" style:font-size-complex="12pt"/>
    </style:style>
    <style:style style:name="T66" style:family="text">
      <style:text-properties style:font-name="Liberation Serif" fo:font-size="12pt" fo:language="en" fo:country="US" fo:background-color="#ffffff" loext:char-shading-value="0" style:font-size-asian="12pt" style:font-name-complex="Arial" style:font-size-complex="12pt" style:font-weight-complex="bold"/>
    </style:style>
    <style:style style:name="T67" style:family="text">
      <style:text-properties style:font-name="Liberation Serif" fo:font-size="12pt" fo:language="en" fo:country="US" officeooo:rsid="0003eecd" fo:background-color="#ffffff" loext:char-shading-value="0" style:font-size-asian="12pt" style:font-name-complex="Arial" style:font-size-complex="12pt"/>
    </style:style>
    <style:style style:name="T68" style:family="text">
      <style:text-properties style:font-name="Liberation Serif" fo:font-size="12pt" fo:language="en" fo:country="US" officeooo:rsid="000460b1" fo:background-color="#ffffff" loext:char-shading-value="0" style:font-size-asian="12pt" style:font-name-complex="Arial" style:font-size-complex="12pt"/>
    </style:style>
    <style:style style:name="T69" style:family="text">
      <style:text-properties style:font-name="Liberation Serif" fo:font-size="12pt" fo:language="en" fo:country="US" style:font-name-asian="Times New Roman" style:font-size-asian="12pt" style:language-asian="it" style:country-asian="IT" style:font-name-complex="Arial" style:font-size-complex="12pt"/>
    </style:style>
    <style:style style:name="T70" style:family="text">
      <style:text-properties style:font-name="Liberation Serif" fo:font-size="12pt" fo:language="en" fo:country="US" style:font-name-asian="Times New Roman" style:font-size-asian="12pt" style:language-asian="it" style:country-asian="IT" style:font-name-complex="Arial" style:font-size-complex="12pt" style:font-weight-complex="bold"/>
    </style:style>
    <style:style style:name="T71" style:family="text">
      <style:text-properties style:font-name="Liberation Serif" fo:font-size="12pt" fo:language="en" fo:country="US" officeooo:rsid="0001e348" style:font-name-asian="Times New Roman" style:font-size-asian="12pt" style:language-asian="it" style:country-asian="IT" style:font-name-complex="Arial" style:font-size-complex="12pt"/>
    </style:style>
    <style:style style:name="T72" style:family="text">
      <style:text-properties style:font-name="Liberation Serif" fo:font-size="12pt" fo:language="en" fo:country="US" officeooo:rsid="0007a7fd" style:font-name-asian="Times New Roman" style:font-size-asian="12pt" style:language-asian="it" style:country-asian="IT" style:font-name-complex="Arial" style:font-size-complex="12pt"/>
    </style:style>
    <style:style style:name="T73" style:family="text">
      <style:text-properties style:font-name="Liberation Serif" fo:font-size="12pt" fo:language="en" fo:country="US" fo:font-weight="bold" style:font-name-asian="Times New Roman" style:font-size-asian="12pt" style:language-asian="it" style:country-asian="IT" style:font-weight-asian="bold" style:font-name-complex="Arial" style:font-size-complex="12pt" style:font-weight-complex="bold"/>
    </style:style>
    <style:style style:name="T74" style:family="text">
      <style:text-properties style:font-name="Liberation Serif" fo:font-size="12pt" fo:background-color="#ffffff" loext:char-shading-value="0" style:font-size-asian="12pt" style:font-name-complex="Ari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1">The key elements of our application are proteins. They are structures made of amino acids, the monomers of the proteins, the essential structure of its. Indeed proteins are macromolecules of amino acids, combined to form complex structures.</text:span><text:span text:style-name="T64"> Usually about 20 types of amino acid monomers are used to produce proteins,</text:span><text:span text:style-name="T61"> </text:span><text:span text:style-name="T64">Proteins are large biomolecules, or macromolecules, consisting of one or more long chains of amino acid residues, performing a vast array of functions within organisms, including cataly</text:span><text:span text:style-name="T65">z</text:span><text:span text:style-name="T64">ing metabolic reactions, DNA replication, responding to stimuli, providing structure to cells and organisms, and transporting molecules from one location to another. Proteins differ from one another primarily in their sequence of amino acids, which is dictated by the nucleotide sequence of their genes, and which usually results in protein folding into a specific three-dimensional structure that determines its activity. In our application we are inspecting proteins interaction with other proteins</text:span><text:span text:style-name="T61">. The focus is on the particular case of protein docking, currently the area of greater application of these algorithms, a</text:span><text:span text:style-name="T64"> more complex computational problem is the prediction of intermolecular interactions, such as in </text:span><text:a xlink:type="simple" xlink:href="https://en.wikipedia.org/wiki/Docking_(molecular)" office:target-frame-name="Docking (molecular)" xlink:show="replace" text:style-name="ListLabel_20_1" text:visited-style-name="ListLabel_20_1"><text:span text:style-name="Internet_20_link"><text:span text:style-name="T24">molecular docking</text:span></text:span></text:a><text:span text:style-name="T61">.</text:span></text:p>
      <text:p text:style-name="P1"><text:span text:style-name="T69">In the field of </text:span><text:a xlink:type="simple" xlink:href="https://en.wikipedia.org/wiki/Molecular_modeling" office:target-frame-name="Molecular modeling" xlink:show="replace" text:style-name="ListLabel_20_2" text:visited-style-name="ListLabel_20_2">molecular modeling</text:a><text:span text:style-name="T69">, </text:span><text:span text:style-name="T70">docking </text:span><text:span text:style-name="T69">is a method which predicts the preferred orientation of one molecule to a second </text:span><text:span text:style-name="T71">one</text:span><text:span text:style-name="T69"> when </text:span><text:a xlink:type="simple" xlink:href="https://en.wikipedia.org/wiki/Binding_(molecular)" office:target-frame-name="Binding (molecular)" xlink:show="replace" text:style-name="ListLabel_20_2" text:visited-style-name="ListLabel_20_2">bound</text:a><text:span text:style-name="T71">ed </text:span><text:span text:style-name="T69">to each other to form a stable </text:span><text:a xlink:type="simple" xlink:href="https://en.wikipedia.org/wiki/Supramolecular_chemistry" office:target-frame-name="Supramolecular chemistry" xlink:show="replace" text:style-name="ListLabel_20_2" text:visited-style-name="ListLabel_20_2">complex</text:a><text:span text:style-name="T69"> structure and interaction.<text:line-break/></text:span><text:span text:style-name="T61">The general problem we address in this paper is to fit two solids of arbitrary shape maximizing the surface of contact. This problem is important in bioinformatics </text:span><text:span text:style-name="T62">to</text:span><text:span text:style-name="T61"> model protein interactions, also known as protein docking. </text:span></text:p>
      <text:p text:style-name="P1"><text:span text:style-name="T61">The data necessary for the algorithm </text:span><text:span text:style-name="T63">is</text:span><text:span text:style-name="T61"> provided and can be extracted from a specific file, created ad hoc for </text:span><text:span text:style-name="T63">the </text:span><text:span text:style-name="T61">manipulat</text:span><text:span text:style-name="T63">ion of</text:span><text:span text:style-name="T61"> proteins: the PDB file (Protein Data Bank). </text:span><text:span text:style-name="T63">This</text:span><text:span text:style-name="T66"> file format</text:span><text:span text:style-name="T64"> is a textual file format describing the three-dimensional structures of molecules held in the </text:span><text:a xlink:type="simple" xlink:href="https://en.wikipedia.org/wiki/Protein_Data_Bank" office:target-frame-name="Protein Data Bank" xlink:show="replace" text:style-name="ListLabel_20_1" text:visited-style-name="ListLabel_20_1"><text:span text:style-name="Internet_20_link"><text:span text:style-name="T24">Protein Data Bank</text:span></text:span></text:a><text:span text:style-name="T64">. The </text:span><text:span text:style-name="T67">PDB</text:span><text:span text:style-name="T64"> format accordingly provides for description and annotation of protein and nucleic acid structures, including atomic coordinates, observed sidechain </text:span><text:a xlink:type="simple" xlink:href="https://en.wikipedia.org/wiki/Rotamer" office:target-frame-name="Rotamer" xlink:show="replace" text:style-name="ListLabel_20_1" text:visited-style-name="ListLabel_20_1"><text:span text:style-name="Internet_20_link"><text:span text:style-name="T24">rotamers</text:span></text:span></text:a><text:span text:style-name="T64">, secondary structure assignments, as well as atomic connectivity. Structures are often deposited with other molecules such as water, ions, nucleic acids, ligands and so on, which can be described in the </text:span><text:span text:style-name="T68">PDB</text:span><text:span text:style-name="T64"> format as well. </text:span><text:span text:style-name="T74">The </text:span><text:a xlink:type="simple" xlink:href="https://en.wikipedia.org/wiki/Protein_Data_Bank" office:target-frame-name="Protein Data Bank" xlink:show="replace" text:style-name="ListLabel_20_3" text:visited-style-name="ListLabel_20_3"><text:span text:style-name="Internet_20_link"><text:span text:style-name="T25">Protein Data Bank</text:span></text:span></text:a><text:span text:style-name="T74"> also keeps data on biological macromolecules.<text:line-break/></text:span><text:span text:style-name="T61"><text:line-break/></text:span><text:span text:style-name="T64">A typical PDB file describing a protein consists of hundreds </text:span><text:span text:style-name="T68">or</text:span><text:span text:style-name="T64"> thousands of lines, and is divided into the following sections:</text:span></text:p>
      <text:list xml:id="list1947167581" text:style-name="L1">
        <text:list-item>
          <text:p text:style-name="P3"><text:span text:style-name="T45">HEADER, TITLE and AUTHOR records</text:span><text:span text:style-name="T38">: </text:span><text:span text:style-name="T37">provide information about the researchers who defined the structure; numerous other types of records are available to provide other types of information.</text:span></text:p>
        </text:list-item>
        <text:list-item>
          <text:p text:style-name="P4"><text:span text:style-name="T45">REMARK records</text:span><text:span text:style-name="T38">: </text:span><text:span text:style-name="T37">can contain free-form annotation, but they also accommodate standardized information; for example, the ‘</text:span><text:span text:style-name="T40">REMARK 350 BIOMT’</text:span><text:span text:style-name="T37"> record</text:span><text:span text:style-name="T40">s</text:span><text:span text:style-name="T37"> describe how to compute the coordinates of the experimentally observed multimer from those of the explicitly specified ones of a single repeating unit.</text:span></text:p>
        </text:list-item>
        <text:list-item>
          <text:p text:style-name="P3"><text:span text:style-name="T45">SEQRES records</text:span><text:span text:style-name="T38">: </text:span><text:span text:style-name="T37">give the sequences of the three peptide chains (named A, B and C), which <text:s/>usually span multiple lines.</text:span></text:p>
        </text:list-item>
        <text:list-item>
          <text:p text:style-name="P2"><text:span text:style-name="T73">ATOM records</text:span><text:span text:style-name="T70">: </text:span><text:span text:style-name="T69">describe </text:span><text:span text:style-name="T72">data of</text:span><text:span text:style-name="T69"> atoms that are part of the protein. </text:span><text:span text:style-name="T72">Usually there are</text:span><text:span text:style-name="T69"> three floating point numbers, </text:span><text:span text:style-name="T72">which</text:span><text:span text:style-name="T69"> are </text:span><text:span text:style-name="T72">atom</text:span><text:span text:style-name="T69"> x, y and z coordinates </text:span><text:span text:style-name="T72">measured</text:span><text:span text:style-name="T69"> in units of </text:span><text:a xlink:type="simple" xlink:href="https://en.wikipedia.org/wiki/%C3%85ngstr%C3%B6m" office:target-frame-name="Ångström" xlink:show="replace" text:style-name="ListLabel_20_2" text:visited-style-name="ListLabel_20_2">Ångströms</text:a><text:span text:style-name="T69">, </text:span><text:span text:style-name="T72">Then there are</text:span><text:span text:style-name="T30"> </text:span><text:span text:style-name="T69">the occupancy, </text:span><text:span text:style-name="T72">the </text:span><text:span text:style-name="T69">temperature factor and the element name.</text:span></text:p>
        </text:list-item>
        <text:list-item>
          <text:p text:style-name="P5"><text:span text:style-name="T45">HETATM records</text:span><text:span text:style-name="T38">: </text:span><text:span text:style-name="T37">describe coordinates of hetero-atoms, that </text:span><text:span text:style-name="T41">are</text:span><text:span text:style-name="T37"> atoms </text:span><text:span text:style-name="T42">not belonging to</text:span><text:span text:style-name="T37"> the protein molecule.</text:span><text:bookmark text:name="_GoBac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it" style:country-asian="I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reformattato_20_HTML_20_Carattere" style:display-name="Preformattato HTML Caratter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it" style:country-asian="I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use-window-font-color="true" style:font-name="Bookman Old Style" fo:font-family="'Bookman Old Style'" style:font-family-generic="roman" style:font-pitch="variable" fo:language="en" fo:country="US" style:text-underline-style="none" fo:background-color="#ffffff" style:font-name-complex="Arial" style:font-family-complex="Arial" style:font-family-generic-complex="system" style:font-pitch-complex="variable"/>
    </style:style>
    <style:style style:name="ListLabel_20_2" style:display-name="ListLabel 2" style:family="text">
      <style:text-properties style:font-name="Bookman Old Style" fo:font-family="'Bookman Old Style'" style:font-family-generic="roman" style:font-pitch="variable" fo:language="en" fo:country="US" style:font-name-asian="Times New Roman" style:font-family-asian="'Times New Roman'" style:font-family-generic-asian="system" style:font-pitch-asian="variable" style:language-asian="it" style:country-asian="IT" style:font-name-complex="Arial" style:font-family-complex="Arial" style:font-family-generic-complex="system" style:font-pitch-complex="variable"/>
    </style:style>
    <style:style style:name="ListLabel_20_3" style:display-name="ListLabel 3" style:family="text">
      <style:text-properties style:use-window-font-color="true" style:font-name="Bookman Old Style" fo:font-family="'Bookman Old Style'" style:font-family-generic="roman" style:font-pitch="variable" style:text-underline-style="none" fo:background-color="#ffffff" style:font-name-complex="Arial" style:font-family-complex="Arial" style:font-family-generic-complex="system" style:font-pitch-complex="variable"/>
    </style:style>
    <style:style style:name="ListLabel_20_4" style:display-name="ListLabel 4" style:family="text">
      <style:text-properties style:text-position="super 58%" style:font-name="Bookman Old Style" fo:font-family="'Bookman Old Style'" style:font-family-generic="roman" style:font-pitch="variable" fo:language="en" fo:country="US" style:font-name-asian="Times New Roman" style:font-family-asian="'Times New Roman'" style:font-family-generic-asian="system" style:font-pitch-asian="variable" style:language-asian="it" style:country-asian="I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Colacicco</meta:initial-creator>
    <meta:editing-cycles>9</meta:editing-cycles>
    <meta:creation-date>2019-01-19T11:07:00</meta:creation-date>
    <dc:date>2019-01-19T23:56:22.572000000</dc:date>
    <meta:editing-duration>PT2H50M21S</meta:editing-duration>
    <meta:generator>LibreOffice/6.1.4.2$Windows_X86_64 LibreOffice_project/9d0f32d1f0b509096fd65e0d4bec26ddd1938fd3</meta:generator>
    <meta:document-statistic meta:table-count="0" meta:image-count="0" meta:object-count="0" meta:page-count="1" meta:paragraph-count="8" meta:word-count="543" meta:character-count="3536" meta:non-whitespace-character-count="30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